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09f2df" officeooo:paragraph-rsid="0009f2df"/>
    </style:style>
    <style:style style:name="P2" style:family="paragraph" style:parent-style-name="Nadpis1">
      <style:text-properties officeooo:rsid="00104b2b" officeooo:paragraph-rsid="00104b2b"/>
    </style:style>
    <style:style style:name="P3" style:family="paragraph" style:parent-style-name="Nadpis1">
      <style:text-properties officeooo:rsid="00185043" officeooo:paragraph-rsid="00185043"/>
    </style:style>
    <style:style style:name="P4" style:family="paragraph" style:parent-style-name="Nadpis1">
      <style:text-properties fo:font-size="24pt" style:font-size-asian="24pt" style:font-size-complex="24pt"/>
    </style:style>
    <style:style style:name="P5" style:family="paragraph" style:parent-style-name="Nadpis1">
      <style:text-properties officeooo:rsid="001a639b" officeooo:paragraph-rsid="001a639b"/>
    </style:style>
    <style:style style:name="P6" style:family="paragraph" style:parent-style-name="Nadpis1">
      <style:text-properties officeooo:rsid="000fd166" officeooo:paragraph-rsid="000fd166"/>
    </style:style>
    <style:style style:name="P7" style:family="paragraph" style:parent-style-name="Hlavička">
      <style:text-properties officeooo:rsid="000714f7" officeooo:paragraph-rsid="000714f7"/>
    </style:style>
    <style:style style:name="P8" style:family="paragraph" style:parent-style-name="Nadpis2">
      <style:text-properties officeooo:rsid="0009f2df" officeooo:paragraph-rsid="0009f2df"/>
    </style:style>
    <style:style style:name="P9" style:family="paragraph" style:parent-style-name="Nadpis2">
      <style:text-properties officeooo:rsid="000f3610" officeooo:paragraph-rsid="000f3610"/>
    </style:style>
    <style:style style:name="P10" style:family="paragraph" style:parent-style-name="Nadpis2">
      <style:text-properties officeooo:rsid="000fd166" officeooo:paragraph-rsid="000fd166"/>
    </style:style>
    <style:style style:name="P11" style:family="paragraph" style:parent-style-name="Nadpis2">
      <style:text-properties officeooo:rsid="00104b2b" officeooo:paragraph-rsid="00104b2b"/>
    </style:style>
    <style:style style:name="P12" style:family="paragraph" style:parent-style-name="text">
      <style:text-properties officeooo:rsid="00185043" officeooo:paragraph-rsid="00185043"/>
    </style:style>
    <style:style style:name="P13" style:family="paragraph" style:parent-style-name="text">
      <style:text-properties fo:color="#ce181e" officeooo:rsid="00104b2b" officeooo:paragraph-rsid="00245f1d"/>
    </style:style>
    <style:style style:name="P14" style:family="paragraph" style:parent-style-name="Hlavička">
      <style:paragraph-properties fo:break-before="page"/>
      <style:text-properties officeooo:rsid="000714f7" officeooo:paragraph-rsid="00185036"/>
    </style:style>
    <style:style style:name="P15" style:family="paragraph" style:parent-style-name="text" style:list-style-name="L1">
      <style:text-properties officeooo:rsid="000714f7" officeooo:paragraph-rsid="000714f7"/>
    </style:style>
    <style:style style:name="P16" style:family="paragraph" style:parent-style-name="text" style:list-style-name="L1">
      <style:text-properties officeooo:rsid="0009f2df" officeooo:paragraph-rsid="0009f2df"/>
    </style:style>
    <style:style style:name="P17" style:family="paragraph" style:parent-style-name="text" style:list-style-name="L2">
      <style:text-properties officeooo:rsid="0009f2df" officeooo:paragraph-rsid="0009f2df"/>
    </style:style>
    <style:style style:name="P18" style:family="paragraph" style:parent-style-name="text" style:list-style-name="L2">
      <style:text-properties fo:font-style="italic" officeooo:rsid="0009f2df" officeooo:paragraph-rsid="0009f2df" style:font-style-asian="italic" style:font-style-complex="italic"/>
    </style:style>
    <style:style style:name="P19" style:family="paragraph" style:parent-style-name="text" style:list-style-name="L3">
      <style:text-properties fo:font-style="italic" officeooo:rsid="000f3610" officeooo:paragraph-rsid="000f3610" style:font-style-asian="italic" style:font-style-complex="italic"/>
    </style:style>
    <style:style style:name="P20" style:family="paragraph" style:parent-style-name="text" style:list-style-name="L4">
      <style:text-properties fo:font-style="italic" officeooo:rsid="000fd166" officeooo:paragraph-rsid="000fd166" style:font-style-asian="italic" style:font-style-complex="italic"/>
    </style:style>
    <style:style style:name="P21" style:family="paragraph" style:parent-style-name="text" style:list-style-name="L5">
      <style:text-properties fo:font-style="italic" style:font-style-asian="italic" style:font-style-complex="italic"/>
    </style:style>
    <style:style style:name="P22" style:family="paragraph" style:parent-style-name="text" style:list-style-name="L9">
      <style:text-properties fo:font-style="italic" officeooo:rsid="0018aaa7" officeooo:paragraph-rsid="0018aaa7" style:font-style-asian="italic" style:font-style-complex="italic"/>
    </style:style>
    <style:style style:name="P23" style:family="paragraph" style:parent-style-name="text" style:list-style-name="L10">
      <style:text-properties fo:font-style="italic" officeooo:rsid="001a186f" officeooo:paragraph-rsid="001a186f" style:font-style-asian="italic" style:font-style-complex="italic"/>
    </style:style>
    <style:style style:name="P24" style:family="paragraph" style:parent-style-name="text" style:list-style-name="L11">
      <style:text-properties fo:font-style="italic" officeooo:rsid="001ab53a" officeooo:paragraph-rsid="001ab53a" style:font-style-asian="italic" style:font-style-complex="italic"/>
    </style:style>
    <style:style style:name="P25" style:family="paragraph" style:parent-style-name="text" style:list-style-name="L11">
      <style:text-properties fo:font-style="italic" officeooo:rsid="001c79cf" officeooo:paragraph-rsid="001c79cf" style:font-style-asian="italic" style:font-style-complex="italic"/>
    </style:style>
    <style:style style:name="P26" style:family="paragraph" style:parent-style-name="text" style:list-style-name="L11">
      <style:text-properties fo:font-style="italic" officeooo:rsid="001db3d1" officeooo:paragraph-rsid="001db3d1" style:font-style-asian="italic" style:font-style-complex="italic"/>
    </style:style>
    <style:style style:name="P27" style:family="paragraph" style:parent-style-name="text" style:list-style-name="L6">
      <style:text-properties fo:font-style="italic" officeooo:rsid="00104b2b" officeooo:paragraph-rsid="00104b2b" style:font-style-asian="italic" style:font-style-complex="italic"/>
    </style:style>
    <style:style style:name="P28" style:family="paragraph" style:parent-style-name="text" style:list-style-name="L7">
      <style:text-properties fo:font-style="italic" officeooo:rsid="00109ed4" officeooo:paragraph-rsid="00109ed4" style:font-style-asian="italic" style:font-style-complex="italic"/>
    </style:style>
    <style:style style:name="P29" style:family="paragraph" style:parent-style-name="text" style:list-style-name="L2">
      <style:text-properties fo:font-style="normal" officeooo:rsid="0009f2df" officeooo:paragraph-rsid="0009f2df" style:font-style-asian="normal" style:font-style-complex="normal"/>
    </style:style>
    <style:style style:name="P30" style:family="paragraph" style:parent-style-name="text" style:list-style-name="L2">
      <style:text-properties fo:font-style="normal" officeooo:rsid="000af3ad" officeooo:paragraph-rsid="000af3ad" style:font-style-asian="normal" style:font-style-complex="normal"/>
    </style:style>
    <style:style style:name="P31" style:family="paragraph" style:parent-style-name="text" style:list-style-name="L2">
      <style:text-properties fo:font-style="normal" officeooo:rsid="000e9a0b" officeooo:paragraph-rsid="000e9a0b" style:font-style-asian="normal" style:font-style-complex="normal"/>
    </style:style>
    <style:style style:name="P32" style:family="paragraph" style:parent-style-name="text" style:list-style-name="L4">
      <style:text-properties fo:font-style="normal" officeooo:rsid="000fd166" officeooo:paragraph-rsid="000fd166" style:font-style-asian="normal" style:font-style-complex="normal"/>
    </style:style>
    <style:style style:name="P33" style:family="paragraph" style:parent-style-name="text" style:list-style-name="L9">
      <style:text-properties fo:font-style="normal" officeooo:rsid="0018aaa7" officeooo:paragraph-rsid="0018aaa7" style:font-style-asian="normal" style:font-style-complex="normal"/>
    </style:style>
    <style:style style:name="P34" style:family="paragraph" style:parent-style-name="text" style:list-style-name="L10">
      <style:text-properties fo:font-style="normal" officeooo:rsid="001a186f" officeooo:paragraph-rsid="001a186f" style:font-style-asian="normal" style:font-style-complex="normal"/>
    </style:style>
    <style:style style:name="P35" style:family="paragraph" style:parent-style-name="text" style:list-style-name="L10">
      <style:text-properties fo:font-style="normal" officeooo:rsid="001a639b" officeooo:paragraph-rsid="001a639b" style:font-style-asian="normal" style:font-style-complex="normal"/>
    </style:style>
    <style:style style:name="P36" style:family="paragraph" style:parent-style-name="text" style:list-style-name="L11">
      <style:text-properties fo:font-style="normal" officeooo:rsid="001ab53a" officeooo:paragraph-rsid="001ab53a" style:font-style-asian="normal" style:font-style-complex="normal"/>
    </style:style>
    <style:style style:name="P37" style:family="paragraph" style:parent-style-name="text" style:list-style-name="L11">
      <style:text-properties fo:font-style="normal" officeooo:rsid="001c79cf" officeooo:paragraph-rsid="001c79cf" style:font-style-asian="normal" style:font-style-complex="normal"/>
    </style:style>
    <style:style style:name="P38" style:family="paragraph" style:parent-style-name="text" style:list-style-name="L11">
      <style:text-properties fo:font-style="normal" officeooo:rsid="001db3d1" officeooo:paragraph-rsid="001db3d1" style:font-style-asian="normal" style:font-style-complex="normal"/>
    </style:style>
    <style:style style:name="P39" style:family="paragraph" style:parent-style-name="text" style:list-style-name="L11">
      <style:text-properties fo:font-style="normal" officeooo:rsid="001dda4f" officeooo:paragraph-rsid="001dda4f" style:font-style-asian="normal" style:font-style-complex="normal"/>
    </style:style>
    <style:style style:name="P40" style:family="paragraph" style:parent-style-name="text" style:list-style-name="L11">
      <style:text-properties fo:font-style="normal" officeooo:rsid="001e0028" officeooo:paragraph-rsid="001e0028" style:font-style-asian="normal" style:font-style-complex="normal"/>
    </style:style>
    <style:style style:name="P41" style:family="paragraph" style:parent-style-name="text" style:list-style-name="L10">
      <style:text-properties fo:font-style="normal" fo:font-weight="bold" officeooo:rsid="001a639b" officeooo:paragraph-rsid="002636da" style:font-style-asian="normal" style:font-weight-asian="bold" style:font-style-complex="normal" style:font-weight-complex="bold"/>
    </style:style>
    <style:style style:name="P42" style:family="paragraph" style:parent-style-name="text" style:list-style-name="L11">
      <style:text-properties fo:font-style="normal" fo:font-weight="bold" officeooo:rsid="001ab53a" officeooo:paragraph-rsid="001ab53a" style:font-style-asian="normal" style:font-weight-asian="bold" style:font-style-complex="normal" style:font-weight-complex="bold"/>
    </style:style>
    <style:style style:name="P43" style:family="paragraph" style:parent-style-name="text" style:list-style-name="L11">
      <style:text-properties fo:font-style="normal" fo:font-weight="bold" officeooo:rsid="001c79cf" officeooo:paragraph-rsid="001c79cf" style:font-style-asian="normal" style:font-weight-asian="bold" style:font-style-complex="normal" style:font-weight-complex="bold"/>
    </style:style>
    <style:style style:name="P44" style:family="paragraph" style:parent-style-name="text" style:list-style-name="L3">
      <style:text-properties officeooo:rsid="000f3610" officeooo:paragraph-rsid="000f3610"/>
    </style:style>
    <style:style style:name="P45" style:family="paragraph" style:parent-style-name="text" style:list-style-name="L3">
      <style:text-properties officeooo:rsid="000f380a" officeooo:paragraph-rsid="000f380a"/>
    </style:style>
    <style:style style:name="P46" style:family="paragraph" style:parent-style-name="text" style:list-style-name="L4">
      <style:text-properties officeooo:rsid="000fd166" officeooo:paragraph-rsid="000fd166"/>
    </style:style>
    <style:style style:name="P47" style:family="paragraph" style:parent-style-name="text" style:list-style-name="L5"/>
    <style:style style:name="P48" style:family="paragraph" style:parent-style-name="text" style:list-style-name="L5">
      <style:text-properties officeooo:paragraph-rsid="002ac3d3"/>
    </style:style>
    <style:style style:name="P49" style:family="paragraph" style:parent-style-name="text" style:list-style-name="L5">
      <style:text-properties officeooo:rsid="00233efd" officeooo:paragraph-rsid="00233efd"/>
    </style:style>
    <style:style style:name="P50" style:family="paragraph" style:parent-style-name="text" style:list-style-name="L5">
      <style:text-properties officeooo:rsid="00239b84" officeooo:paragraph-rsid="00239b84"/>
    </style:style>
    <style:style style:name="P51" style:family="paragraph" style:parent-style-name="text" style:list-style-name="L5">
      <style:text-properties style:font-name="Times New Roman" officeooo:rsid="00239b84" style:font-size-asian="10.5pt"/>
    </style:style>
    <style:style style:name="P52" style:family="paragraph" style:parent-style-name="text" style:list-style-name="L6">
      <style:text-properties officeooo:rsid="00104b2b" officeooo:paragraph-rsid="00104b2b"/>
    </style:style>
    <style:style style:name="P53" style:family="paragraph" style:parent-style-name="text" style:list-style-name="L7">
      <style:text-properties officeooo:rsid="00104b2b" officeooo:paragraph-rsid="00104b2b"/>
    </style:style>
    <style:style style:name="P54" style:family="paragraph" style:parent-style-name="text" style:list-style-name="L7">
      <style:text-properties officeooo:rsid="00109ed4" officeooo:paragraph-rsid="00109ed4"/>
    </style:style>
    <style:style style:name="P55" style:family="paragraph" style:parent-style-name="text" style:list-style-name="L7">
      <style:text-properties officeooo:rsid="00109ed4" officeooo:paragraph-rsid="0012c63e"/>
    </style:style>
    <style:style style:name="P56" style:family="paragraph" style:parent-style-name="text" style:list-style-name="L7">
      <style:text-properties officeooo:rsid="00178f3e" officeooo:paragraph-rsid="00178f3e"/>
    </style:style>
    <style:style style:name="P57" style:family="paragraph" style:parent-style-name="text" style:list-style-name="L7">
      <style:text-properties officeooo:rsid="0010e80a" officeooo:paragraph-rsid="0010e80a"/>
    </style:style>
    <style:style style:name="P58" style:family="paragraph" style:parent-style-name="text" style:list-style-name="L7">
      <style:text-properties officeooo:rsid="0012c63e" officeooo:paragraph-rsid="0012c63e"/>
    </style:style>
    <style:style style:name="P59" style:family="paragraph" style:parent-style-name="text" style:list-style-name="L7">
      <style:text-properties officeooo:rsid="0013466e" officeooo:paragraph-rsid="0013466e"/>
    </style:style>
    <style:style style:name="P60" style:family="paragraph" style:parent-style-name="text" style:list-style-name="L8">
      <style:text-properties officeooo:rsid="00185036" officeooo:paragraph-rsid="00185036"/>
    </style:style>
    <style:style style:name="P61" style:family="paragraph" style:parent-style-name="text" style:list-style-name="L8">
      <style:text-properties officeooo:rsid="00185043" officeooo:paragraph-rsid="00185043"/>
    </style:style>
    <style:style style:name="P62" style:family="paragraph" style:parent-style-name="text" style:list-style-name="L9">
      <style:text-properties officeooo:rsid="00185043" officeooo:paragraph-rsid="00185043"/>
    </style:style>
    <style:style style:name="P63" style:family="paragraph" style:parent-style-name="text" style:list-style-name="L9">
      <style:text-properties fo:font-weight="bold" officeooo:rsid="0018aaa7" officeooo:paragraph-rsid="0018aaa7" style:font-weight-asian="bold" style:font-weight-complex="bold"/>
    </style:style>
    <style:style style:name="P64" style:family="paragraph" style:parent-style-name="text" style:list-style-name="L10">
      <style:text-properties fo:font-weight="bold" officeooo:rsid="001a186f" officeooo:paragraph-rsid="001a186f" style:font-weight-asian="bold" style:font-weight-complex="bold"/>
    </style:style>
    <style:style style:name="P65" style:family="paragraph" style:parent-style-name="text" style:list-style-name="L9">
      <style:text-properties officeooo:rsid="001a186f" officeooo:paragraph-rsid="001a186f"/>
    </style:style>
    <style:style style:name="P66" style:family="paragraph" style:parent-style-name="text" style:list-style-name="L10">
      <style:text-properties officeooo:rsid="001a186f" officeooo:paragraph-rsid="001a186f"/>
    </style:style>
    <style:style style:name="P67" style:family="paragraph" style:parent-style-name="text" style:list-style-name="L9">
      <style:text-properties officeooo:rsid="0018aaa7" officeooo:paragraph-rsid="001a186f"/>
    </style:style>
    <style:style style:name="P68" style:family="paragraph" style:parent-style-name="text" style:list-style-name="L9">
      <style:text-properties officeooo:rsid="0018aaa7" officeooo:paragraph-rsid="0018aaa7"/>
    </style:style>
    <style:style style:name="P69" style:family="paragraph" style:parent-style-name="text" style:list-style-name="L11">
      <style:text-properties officeooo:rsid="001a639b" officeooo:paragraph-rsid="001a639b"/>
    </style:style>
    <style:style style:name="P70" style:family="paragraph" style:parent-style-name="text" style:list-style-name="L11">
      <style:text-properties officeooo:rsid="001ab53a" officeooo:paragraph-rsid="001ab53a"/>
    </style:style>
    <style:style style:name="T1" style:family="text">
      <style:text-properties officeooo:rsid="0008d395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f3ad" style:font-style-asian="normal" style:font-style-complex="normal"/>
    </style:style>
    <style:style style:name="T4" style:family="text">
      <style:text-properties fo:font-style="normal" officeooo:rsid="001dda4f" style:font-style-asian="normal" style:font-style-complex="normal"/>
    </style:style>
    <style:style style:name="T5" style:family="text">
      <style:text-properties officeooo:rsid="000f380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36da" style:font-style-asian="italic" style:font-style-complex="italic"/>
    </style:style>
    <style:style style:name="T8" style:family="text">
      <style:text-properties officeooo:rsid="0010e80a"/>
    </style:style>
    <style:style style:name="T9" style:family="text">
      <style:text-properties officeooo:rsid="0012c63e"/>
    </style:style>
    <style:style style:name="T10" style:family="text">
      <style:text-properties officeooo:rsid="00161789"/>
    </style:style>
    <style:style style:name="T11" style:family="text">
      <style:text-properties officeooo:rsid="00178f3e"/>
    </style:style>
    <style:style style:name="T12" style:family="text">
      <style:text-properties officeooo:rsid="00185036"/>
    </style:style>
    <style:style style:name="T13" style:family="text">
      <style:text-properties officeooo:rsid="001a639b"/>
    </style:style>
    <style:style style:name="T14" style:family="text">
      <style:text-properties officeooo:rsid="00239b84"/>
    </style:style>
    <style:style style:name="T15" style:family="text">
      <style:text-properties officeooo:rsid="0027618d"/>
    </style:style>
    <style:style style:name="T16" style:family="text">
      <style:text-properties officeooo:rsid="002c47d7"/>
    </style:style>
    <style:style style:name="T17" style:family="text">
      <style:text-properties officeooo:rsid="002daed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umanismus a rene<text:span text:style-name="T16">s</text:span>ance v evropské literatuře</text:p>
      <text:list xml:id="list1043019231" text:style-name="L1">
        <text:list-item>
          <text:p text:style-name="P15">přelom středověku a novověku</text:p>
        </text:list-item>
        <text:list-item>
          <text:p text:style-name="P15">1492 – počátek novověku</text:p>
          <text:list>
            <text:list-item>
              <text:p text:style-name="P15">objevení Ameriky</text:p>
            </text:list-item>
            <text:list-item>
              <text:p text:style-name="P15">změna <text:s/>myšlení lidí</text:p>
              <text:list>
                <text:list-item>
                  <text:p text:style-name="P15">podpora vědy</text:p>
                </text:list-item>
              </text:list>
            </text:list-item>
          </text:list>
        </text:list-item>
        <text:list-item>
          <text:p text:style-name="P15">v Itálii již dříve</text:p>
        </text:list-item>
        <text:list-item>
          <text:p text:style-name="P15">Renesance</text:p>
          <text:list>
            <text:list-item>
              <text:p text:style-name="P15">období v němž se projevoval humanismus a jeho umělecký sloh</text:p>
            </text:list-item>
            <text:list-item>
              <text:p text:style-name="P15">= obroda</text:p>
            </text:list-item>
            <text:list-item>
              <text:p text:style-name="P15">označní celé epochy</text:p>
            </text:list-item>
          </text:list>
        </text:list-item>
        <text:list-item>
          <text:p text:style-name="P15">humanismus</text:p>
          <text:list>
            <text:list-item>
              <text:p text:style-name="P15">= lidskost (dnes)</text:p>
            </text:list-item>
            <text:list-item>
              <text:p text:style-name="P15">rozvoj v renesanci</text:p>
            </text:list-item>
            <text:list-item>
              <text:p text:style-name="P15">myšlenkový směr, kulturní hnutí</text:p>
            </text:list-item>
            <text:list-item>
              <text:p text:style-name="P15">z Antické vzdělanosti</text:p>
            </text:list-item>
            <text:list-item>
              <text:p text:style-name="P15">směřuje k člověku a jeho pozemském životu</text:p>
            </text:list-item>
            <text:list-item>
              <text:p text:style-name="P15">láska a úcta k člověku joko bytosti</text:p>
            </text:list-item>
            <text:list-item>
              <text:p text:style-name="P15">snaha obrodit člověka a dívat se na něho jinak než ve středověku</text:p>
            </text:list-item>
            <text:list-item>
              <text:p text:style-name="P15">1492 – člověk začal ukazovat, že je schopný</text:p>
            </text:list-item>
          </text:list>
        </text:list-item>
        <text:list-item>
          <text:p text:style-name="P15">Touha po vzdělání</text:p>
        </text:list-item>
        <text:list-item>
          <text:p text:style-name="P15">rozumvý svět člověka</text:p>
        </text:list-item>
        <text:list-item>
          <text:p text:style-name="P15">braní ohledu na city a smyslové vnímání člověka</text:p>
        </text:list-item>
        <text:list-item>
          <text:p text:style-name="P15">literatura v národních jazycích</text:p>
        </text:list-item>
        <text:list-item>
          <text:p text:style-name="P15">všestraně nadané renesanční osobonsti</text:p>
          <text:list>
            <text:list-item>
              <text:p text:style-name="P15">Leonardo da <text:span text:style-name="T1">V</text:span>inci</text:p>
              <text:list>
                <text:list-item>
                  <text:p text:style-name="P16">Mona Lisa</text:p>
                </text:list-item>
                <text:list-item>
                  <text:p text:style-name="P16">Poslední večeře</text:p>
                </text:list-item>
              </text:list>
            </text:list-item>
            <text:list-item>
              <text:p text:style-name="P16">Michelangelo Buonarroti</text:p>
              <text:list>
                <text:list-item>
                  <text:p text:style-name="P16">socha Davida</text:p>
                </text:list-item>
                <text:list-item>
                  <text:p text:style-name="P16">Karel Šulce o něm napsal knihu Kámen a Bolest</text:p>
                </text:list-item>
              </text:list>
            </text:list-item>
          </text:list>
        </text:list-item>
        <text:list-item>
          <text:p text:style-name="P16">1450 – J. Gutembrg</text:p>
          <text:list>
            <text:list-item>
              <text:p text:style-name="P16">Knihtisk</text:p>
              <text:list>
                <text:list-item>
                  <text:p text:style-name="P16">Inkunábule – prvotisky</text:p>
                </text:list-item>
              </text:list>
            </text:list-item>
          </text:list>
        </text:list-item>
      </text:list>
      <text:p text:style-name="P1">Itálie</text:p>
      <text:p text:style-name="P8">Dante Alighieri</text:p>
      <text:list xml:id="list255853760" text:style-name="L2">
        <text:list-item>
          <text:p text:style-name="P17">13. / 14. st.</text:p>
        </text:list-item>
        <text:list-item>
          <text:p text:style-name="P18">Božská komedie</text:p>
          <text:list>
            <text:list-item>
              <text:p text:style-name="P18">Peklo <text:span text:style-name="T3">(ukázka)</text:span>, Očistec, Ráj</text:p>
            </text:list-item>
            <text:list-item>
              <text:p text:style-name="P29">Biblický námět</text:p>
              <text:list>
                <text:list-item>
                  <text:p text:style-name="P29">středovéký námět</text:p>
                </text:list-item>
              </text:list>
            </text:list-item>
            <text:list-item>
              <text:p text:style-name="P29">poutník (Ich forma) prochází těmi třemi říšemi</text:p>
            </text:list-item>
            <text:list-item>
              <text:p text:style-name="P29"><text:soft-page-break/>průvodci</text:p>
              <text:list>
                <text:list-item>
                  <text:p text:style-name="P29">Vergilius (peklo, očistec – pohan - <text:s/>nesmí do ráje)</text:p>
                </text:list-item>
                <text:list-item>
                  <text:p text:style-name="P29">Beatricie (ráj) (dokonalá žena)</text:p>
                </text:list-item>
              </text:list>
            </text:list-item>
            <text:list-item>
              <text:p text:style-name="P29">Duchovní epos</text:p>
            </text:list-item>
            <text:list-item>
              <text:p text:style-name="P29">Bohatý děj</text:p>
            </text:list-item>
            <text:list-item>
              <text:p text:style-name="P29">Znaky</text:p>
              <text:list>
                <text:list-item>
                  <text:p text:style-name="P29">touha po vědění, poznání</text:p>
                </text:list-item>
                <text:list-item>
                  <text:p text:style-name="P29">trest za lidské vinny</text:p>
                </text:list-item>
                <text:list-item>
                  <text:p text:style-name="P29">odkaz a úcta na Antiky</text:p>
                </text:list-item>
                <text:list-item>
                  <text:p text:style-name="P29">vlastenecké myšlenky</text:p>
                  <text:list>
                    <text:list-item>
                      <text:p text:style-name="P29">Florencie</text:p>
                    </text:list-item>
                    <text:list-item>
                      <text:p text:style-name="P29">Sjednocení městských států</text:p>
                    </text:list-item>
                  </text:list>
                </text:list-item>
                <text:list-item>
                  <text:p text:style-name="P29">Ich Forma</text:p>
                </text:list-item>
              </text:list>
            </text:list-item>
            <text:list-item>
              <text:p text:style-name="P30">33 spěvů</text:p>
            </text:list-item>
            <text:list-item>
              <text:p text:style-name="P30">trojveřší – tercíny</text:p>
            </text:list-item>
            <text:list-item>
              <text:p text:style-name="P31">komedie = tehdy příběh, který končí spasením duše</text:p>
            </text:list-item>
          </text:list>
        </text:list-item>
      </text:list>
      <text:p text:style-name="P9">Giovani Boccaccio</text:p>
      <text:list xml:id="list2864269856" text:style-name="L3">
        <text:list-item>
          <text:p text:style-name="P44">1313 – 1375</text:p>
        </text:list-item>
        <text:list-item>
          <text:p text:style-name="P44">zakladatel novodobé prózy</text:p>
        </text:list-item>
        <text:list-item>
          <text:p text:style-name="P44">světská témata</text:p>
        </text:list-item>
        <text:list-item>
          <text:p text:style-name="P44">nebojí se kritika a zesměšňování církve i církevních hodnostářů</text:p>
        </text:list-item>
        <text:list-item>
          <text:p text:style-name="P44">ironizuje chamtivost, hloupost (týká se to všecch vrstev)</text:p>
        </text:list-item>
        <text:list-item>
          <text:p text:style-name="P44">láska, nevěra <text:span text:style-name="T5">(kterou většinou neodsuzuje)</text:span></text:p>
        </text:list-item>
        <text:list-item>
          <text:p text:style-name="P45">ženy rovnoceným partnerem mužů</text:p>
        </text:list-item>
        <text:list-item>
          <text:p text:style-name="P19">Dekameron</text:p>
        </text:list-item>
      </text:list>
      <text:p text:style-name="P10">Franceso Petrarca</text:p>
      <text:list xml:id="list3696413864" text:style-name="L4">
        <text:list-item>
          <text:p text:style-name="P46">1304-1374</text:p>
        </text:list-item>
        <text:list-item>
          <text:p text:style-name="P46">sonety</text:p>
          <text:list>
            <text:list-item>
              <text:p text:style-name="P20">Sonety Lauře</text:p>
              <text:list>
                <text:list-item>
                  <text:p text:style-name="P46">pojmenováno po ženě, ke které pravděpodobně byl neštastně zamilovaný</text:p>
                </text:list-item>
                <text:list-item>
                  <text:p text:style-name="P46">původně vydáno pod názvem <text:span text:style-name="T6">Spěvník</text:span></text:p>
                </text:list-item>
              </text:list>
            </text:list-item>
          </text:list>
        </text:list-item>
        <text:list-item>
          <text:p text:style-name="P32">Navštívil i Prahu</text:p>
          <text:list>
            <text:list-item>
              <text:p text:style-name="P32">přítelem Karla IV.</text:p>
            </text:list-item>
          </text:list>
        </text:list-item>
      </text:list>
      <text:p text:style-name="P6">Francie</text:p>
      <text:p text:style-name="Nadpis2">Francesko Vil<text:span text:style-name="T14">lon</text:span></text:p>
      <text:list xml:id="list439743860" text:style-name="L5">
        <text:list-item>
          <text:p text:style-name="P49">1431- 1461</text:p>
        </text:list-item>
        <text:list-item>
          <text:p text:style-name="P49">předchůdce prokletých básníků</text:p>
        </text:list-item>
        <text:list-item>
          <text:p text:style-name="P50">vzdělaný</text:p>
        </text:list-item>
        <text:list-item>
          <text:p text:style-name="P50">nedodržoval společenské pravidla</text:p>
        </text:list-item>
        <text:list-item>
          <text:p text:style-name="P50">často staví na protikladech</text:p>
        </text:list-item>
        <text:list-item>
          <text:p text:style-name="P21">Malý testament (odkaz)</text:p>
          <text:list>
            <text:list-item>
              <text:p text:style-name="P51">věnoval přátelům než odešel z Paříže</text:p>
            </text:list-item>
          </text:list>
        </text:list-item>
        <text:list-item>
          <text:p text:style-name="P21">Velký testament (závěť)</text:p>
          <text:list>
            <text:list-item>
              <text:p text:style-name="P47">francouzské (villonské) balady</text:p>
              <text:list>
                <text:list-item>
                  <text:p text:style-name="P47"><text:soft-page-break/>4 sloky, zakončeno refrénem</text:p>
                </text:list-item>
                <text:list-item>
                  <text:p text:style-name="P47">3 sloky dlouhé (7 – 12 veršů)</text:p>
                </text:list-item>
                <text:list-item>
                  <text:p text:style-name="P47">poslední poloviční (4 – 6 veršů)</text:p>
                </text:list-item>
              </text:list>
            </text:list-item>
            <text:list-item>
              <text:p text:style-name="P47">lyrickoepická báseň</text:p>
              <text:list>
                <text:list-item>
                  <text:p text:style-name="P47">retrospektivní, rámcová kompozice</text:p>
                </text:list-item>
                <text:list-item>
                  <text:p text:style-name="P47">lyrický subjekt = autor</text:p>
                </text:list-item>
                <text:list-item>
                  <text:p text:style-name="P47">autor nedostává druhou šanci</text:p>
                </text:list-item>
              </text:list>
            </text:list-item>
            <text:list-item>
              <text:p text:style-name="P47">aluze - „Hej pane Králi“</text:p>
            </text:list-item>
          </text:list>
        </text:list-item>
      </text:list>
      <text:p text:style-name="Nadpis2">Francois Rabelias (1494 – 1553)</text:p>
      <text:list xml:id="list101918364942095" text:continue-numbering="true" text:style-name="L5">
        <text:list-item>
          <text:p text:style-name="P48">kritika církve</text:p>
        </text:list-item>
        <text:list-item>
          <text:p text:style-name="P47">bývalý mnich, humanista, satirické texty</text:p>
        </text:list-item>
        <text:list-item>
          <text:p text:style-name="P21">Gargantua a Pantagruel</text:p>
          <text:list>
            <text:list-item>
              <text:p text:style-name="P47">sdílná románová epopej</text:p>
            </text:list-item>
            <text:list-item>
              <text:p text:style-name="P47">obři – ostrá kritika chamtivosti církve</text:p>
            </text:list-item>
            <text:list-item>
              <text:p text:style-name="P47">humorné</text:p>
            </text:list-item>
            <text:list-item>
              <text:p text:style-name="P47">burleskní = nevybíravý až drsný způsob psaní</text:p>
            </text:list-item>
          </text:list>
        </text:list-item>
      </text:list>
      <text:p text:style-name="Nadpis2">Michael de Montagine</text:p>
      <text:list xml:id="list101917199119709" text:continue-numbering="true" text:style-name="L5">
        <text:list-item>
          <text:p text:style-name="P47">esej = obsáhlé odborné pojednání napsáno s použitím uměleckých či publicistických prostředky</text:p>
        </text:list-item>
      </text:list>
      <text:p text:style-name="Nadpis1">Španělsko</text:p>
      <text:p text:style-name="Nadpis2">Lope de Vega (1562 – 1635)</text:p>
      <text:list xml:id="list101918623316136" text:continue-numbering="true" text:style-name="L5">
        <text:list-item>
          <text:p text:style-name="P21">Fluente Ovejuna – vesnice ovčí pramen</text:p>
          <text:list>
            <text:list-item>
              <text:p text:style-name="P47">kolektivní drama</text:p>
              <text:list>
                <text:list-item>
                  <text:p text:style-name="P47">nedá se určit hlavní postava</text:p>
                </text:list-item>
              </text:list>
            </text:list-item>
          </text:list>
        </text:list-item>
      </text:list>
      <text:p text:style-name="Nadpis2">Miguel de Cervantes Saavedra (1547 – 1616)</text:p>
      <text:list xml:id="list101916751297120" text:continue-numbering="true" text:style-name="L5">
        <text:list-item>
          <text:p text:style-name="P21">Důmyslný rytíř Don Quijote de La Mancha</text:p>
          <text:list>
            <text:list-item>
              <text:p text:style-name="P47">parodie na rytířské romány</text:p>
            </text:list-item>
            <text:list-item>
              <text:p text:style-name="P47">chudý šlechtic (Hidalgo), bojuje za lásku, slávu rytířů, šlechetnost, odvahu, veliké ideály</text:p>
            </text:list-item>
            <text:list-item>
              <text:p text:style-name="P47">naráží na překážky</text:p>
            </text:list-item>
            <text:list-item>
              <text:p text:style-name="P47">kobyla Rosinanta</text:p>
            </text:list-item>
            <text:list-item>
              <text:p text:style-name="P47">bojuje s větrnými mlýn</text:p>
            </text:list-item>
          </text:list>
        </text:list-item>
      </text:list>
      <text:p text:style-name="P13"/>
      <text:p text:style-name="P2">Anglie</text:p>
      <text:p text:style-name="Nadpis2">Geo<text:span text:style-name="T15">ffrey Chaucer</text:span></text:p>
      <text:list xml:id="list1982190064" text:style-name="L6">
        <text:list-item>
          <text:p text:style-name="P52">1340 - 1400</text:p>
        </text:list-item>
        <text:list-item>
          <text:p text:style-name="P52">inspirace Dekameronrm (rámcový příběh)</text:p>
        </text:list-item>
        <text:list-item>
          <text:p text:style-name="P27">Canterberské povídky</text:p>
          <text:list>
            <text:list-item>
              <text:p text:style-name="P52">veršované povídky</text:p>
            </text:list-item>
            <text:list-item>
              <text:p text:style-name="P52"><text:soft-page-break/>poutníci si cestou k hrobu svatého vypávějí příběhy</text:p>
            </text:list-item>
            <text:list-item>
              <text:p text:style-name="P52">původně jich chtěl napsat 120, finálně jich napsal pouze 24</text:p>
            </text:list-item>
            <text:list-item>
              <text:p text:style-name="P52">vyprávějící jsou z nejrůznějších společenských vrstev</text:p>
              <text:list>
                <text:list-item>
                  <text:p text:style-name="P52">různé žánry příběhů</text:p>
                </text:list-item>
              </text:list>
            </text:list-item>
          </text:list>
        </text:list-item>
      </text:list>
      <text:p text:style-name="P11">William Shakespeare</text:p>
      <text:list xml:id="list2459581254" text:style-name="L7">
        <text:list-item>
          <text:p text:style-name="P53">napsal okolo čtyřiceti her</text:p>
          <text:list>
            <text:list-item>
              <text:p text:style-name="P54">komedie</text:p>
              <text:list>
                <text:list-item>
                  <text:p text:style-name="P28">zkrocení zlé ženy</text:p>
                </text:list-item>
                <text:list-item>
                  <text:p text:style-name="P28">sen noci svatojánské</text:p>
                </text:list-item>
                <text:list-item>
                  <text:p text:style-name="P28">veselé paničky Winsdorfské</text:p>
                </text:list-item>
              </text:list>
            </text:list-item>
            <text:list-item>
              <text:p text:style-name="P54">tragedie</text:p>
              <text:list>
                <text:list-item>
                  <text:p text:style-name="P28">Romeo a Julie</text:p>
                </text:list-item>
                <text:list-item>
                  <text:p text:style-name="P28">Hamlet</text:p>
                </text:list-item>
                <text:list-item>
                  <text:p text:style-name="P28">Othelo</text:p>
                  <text:list>
                    <text:list-item>
                      <text:p text:style-name="P56">podezdření z neexistující z nevěry → žárlivost → zabití své ženy (falš, žárlivost, manipulace)</text:p>
                    </text:list-item>
                  </text:list>
                </text:list-item>
                <text:list-item>
                  <text:p text:style-name="P28">Král Lear</text:p>
                </text:list-item>
              </text:list>
            </text:list-item>
            <text:list-item>
              <text:p text:style-name="P54">historické hry</text:p>
              <text:list>
                <text:list-item>
                  <text:p text:style-name="P28">Richard III.</text:p>
                </text:list-item>
                <text:list-item>
                  <text:p text:style-name="P28">Jindřich VI.</text:p>
                </text:list-item>
                <text:list-item>
                  <text:p text:style-name="P28">Julius Ces<text:span text:style-name="T8">ar</text:span></text:p>
                </text:list-item>
              </text:list>
            </text:list-item>
          </text:list>
        </text:list-item>
        <text:list-item>
          <text:p text:style-name="P53">založil divadlo Gloub</text:p>
          <text:list>
            <text:list-item>
              <text:p text:style-name="P57">hlediště ze tří stran</text:p>
            </text:list-item>
            <text:list-item>
              <text:p text:style-name="P57">vše hráli muži</text:p>
            </text:list-item>
          </text:list>
        </text:list-item>
        <text:list-item>
          <text:p text:style-name="P54">vystihl lidskou psychiku</text:p>
        </text:list-item>
        <text:list-item>
          <text:p text:style-name="P57">jazyk výzvou překladatelů</text:p>
          <text:list>
            <text:list-item>
              <text:p text:style-name="P57">Martin Hlinský</text:p>
            </text:list-item>
          </text:list>
        </text:list-item>
        <text:list-item>
          <text:p text:style-name="P57">znaky</text:p>
          <text:list>
            <text:list-item>
              <text:p text:style-name="P57">do komedii tragické prvky a naopak</text:p>
            </text:list-item>
            <text:list-item>
              <text:p text:style-name="P58">nedodržuje jednoty místa času a děje</text:p>
            </text:list-item>
            <text:list-item>
              <text:p text:style-name="P55">nadčasové hry (nadčasové problémy (touha po moci, penězích, žárlivost, nešťastná láska, <text:span text:style-name="T9">nevěra, …</text:span>))</text:p>
            </text:list-item>
            <text:list-item>
              <text:p text:style-name="P58">ženy rovnocenné</text:p>
            </text:list-item>
            <text:list-item>
              <text:p text:style-name="P58">postavy lidového původu</text:p>
            </text:list-item>
            <text:list-item>
              <text:p text:style-name="P58">blankvers</text:p>
              <text:list>
                <text:list-item>
                  <text:p text:style-name="P58">pětistopý jamb</text:p>
                </text:list-item>
                <text:list-item>
                  <text:p text:style-name="P58">neurozené postavy většinou pouze poloblankvers a lidový jazyk</text:p>
                </text:list-item>
              </text:list>
            </text:list-item>
            <text:list-item>
              <text:p text:style-name="P58">tragedie způsobují:</text:p>
              <text:list>
                <text:list-item>
                  <text:p text:style-name="P58">spory a vášně lidí</text:p>
                </text:list-item>
                <text:list-item>
                  <text:p text:style-name="P58">občas náhoda</text:p>
                </text:list-item>
              </text:list>
            </text:list-item>
            <text:list-item>
              <text:p text:style-name="P59">bez pravidelného rýmu</text:p>
            </text:list-item>
            <text:list-item>
              <text:p text:style-name="P59">tragedie: <text:span text:style-name="T11">expozice</text:span>, <text:span text:style-name="T10">ko</text:span>lize, peripetie, katastrofa</text:p>
            </text:list-item>
            <text:list-item>
              <text:p text:style-name="P59">chorus uvádí do děje</text:p>
            </text:list-item>
          </text:list>
        </text:list-item>
        <text:list-item>
          <text:p text:style-name="P56">psal sonety</text:p>
          <text:list>
            <text:list-item>
              <text:p text:style-name="P56">12 + 2</text:p>
            </text:list-item>
          </text:list>
        </text:list-item>
      </text:list>
      <text:p text:style-name="P14">Humanismus a rene<text:span text:style-name="T16">z</text:span>ance v <text:span text:style-name="T12">české literatuře</text:span></text:p>
      <text:p text:style-name="Nadpis1">15 – 16 st.</text:p>
      <text:list xml:id="list2020484555" text:style-name="L8">
        <text:list-item>
          <text:p text:style-name="P60">Husitské války – úsilí o reformaci</text:p>
        </text:list-item>
        <text:list-item>
          <text:p text:style-name="P60">Vláda Jiřího z Poděbrad</text:p>
          <text:list>
            <text:list-item>
              <text:p text:style-name="P60">Český stát stranou evropského proudu</text:p>
            </text:list-item>
            <text:list-item>
              <text:p text:style-name="P60">izolace</text:p>
            </text:list-item>
            <text:list-item>
              <text:p text:style-name="P60">protestantismus</text:p>
            </text:list-item>
          </text:list>
        </text:list-item>
        <text:list-item>
          <text:p text:style-name="P60">Jagelonci</text:p>
          <text:list>
            <text:list-item>
              <text:p text:style-name="P60">do 1526</text:p>
            </text:list-item>
            <text:list-item>
              <text:p text:style-name="P61">klesá význam panovníka a šlechty</text:p>
            </text:list-item>
            <text:list-item>
              <text:p text:style-name="P61">do popředí měšťané</text:p>
              <text:list>
                <text:list-item>
                  <text:p text:style-name="P61">ovlivňují i politiku</text:p>
                </text:list-item>
                <text:list-item>
                  <text:p text:style-name="P61">kulturu</text:p>
                </text:list-item>
                <text:list-item>
                  <text:p text:style-name="P61">vzdělávání</text:p>
                </text:list-item>
                <text:list-item>
                  <text:p text:style-name="P61">=&gt; humanistické a renesanční myšlenky</text:p>
                </text:list-item>
              </text:list>
            </text:list-item>
          </text:list>
        </text:list-item>
      </text:list>
      <text:p text:style-name="P12"/>
      <text:p text:style-name="P12"/>
      <text:list xml:id="list101917527475144" text:continue-numbering="true" text:style-name="L8">
        <text:list-item>
          <text:p text:style-name="P61">odkaz k Antice</text:p>
        </text:list-item>
        <text:list-item>
          <text:p text:style-name="P61">Latina</text:p>
        </text:list-item>
      </text:list>
      <text:p text:style-name="P3">Habsburkové</text:p>
      <text:list xml:id="list22777846" text:style-name="L9">
        <text:list-item>
          <text:p text:style-name="P62">snaha centralizace moci</text:p>
        </text:list-item>
        <text:list-item>
          <text:p text:style-name="P62">=&gt; stavovské povstání</text:p>
          <text:list>
            <text:list-item>
              <text:p text:style-name="P62">poprava pánů na staroměstském náměstí</text:p>
            </text:list-item>
            <text:list-item>
              <text:p text:style-name="P62">rekatolizace</text:p>
            </text:list-item>
          </text:list>
        </text:list-item>
        <text:list-item>
          <text:p text:style-name="P62">málo původních českých děl</text:p>
        </text:list-item>
        <text:list-item>
          <text:p text:style-name="P62">překlady a úpravy zahraničních děl</text:p>
        </text:list-item>
        <text:list-item>
          <text:p text:style-name="P62">knihtisk</text:p>
          <text:list>
            <text:list-item>
              <text:p text:style-name="P62">strata anonymity autorů</text:p>
            </text:list-item>
          </text:list>
        </text:list-item>
        <text:list-item>
          <text:p text:style-name="P62">méně poezie</text:p>
        </text:list-item>
        <text:list-item>
          <text:p text:style-name="P62">výchovná (didaktická) literatura</text:p>
        </text:list-item>
        <text:list-item>
          <text:p text:style-name="P62">nauková literatura</text:p>
          <text:list>
            <text:list-item>
              <text:p text:style-name="P62">např. rybníkářství …</text:p>
            </text:list-item>
            <text:list-item>
              <text:p text:style-name="P62">cestopisy</text:p>
            </text:list-item>
            <text:list-item>
              <text:p text:style-name="P62">astronomie</text:p>
            </text:list-item>
            <text:list-item>
              <text:p text:style-name="P62">lékařství</text:p>
            </text:list-item>
          </text:list>
        </text:list-item>
        <text:list-item>
          <text:p text:style-name="P63">Hynek z Poděbrad</text:p>
          <text:list>
            <text:list-item>
              <text:p text:style-name="P65">jediný „renesanční“ autor</text:p>
            </text:list-item>
            <text:list-item>
              <text:p text:style-name="P67">syn Jiřího z Poděbrad</text:p>
            </text:list-item>
            <text:list-item>
              <text:p text:style-name="P68">přeložil 11 novel z Dekameronu</text:p>
            </text:list-item>
            <text:list-item>
              <text:p text:style-name="P22">Veršové o milovníku</text:p>
              <text:list>
                <text:list-item>
                  <text:p text:style-name="P33">renesanční prvky</text:p>
                </text:list-item>
                <text:list-item>
                  <text:p text:style-name="P33"><text:soft-page-break/>Česky</text:p>
                </text:list-item>
              </text:list>
            </text:list-item>
            <text:list-item>
              <text:p text:style-name="P22">Májový sen</text:p>
              <text:list>
                <text:list-item>
                  <text:p text:style-name="P33">mladíkovy se zdá o jeho milé, že ho v noci navštíví</text:p>
                </text:list-item>
              </text:list>
            </text:list-item>
          </text:list>
        </text:list-item>
      </text:list>
      <text:p text:style-name="P4">Raný humanismus <text:span text:style-name="T13">(do nástupců Habsburků)</text:span></text:p>
      <text:list xml:id="list4009646554" text:style-name="L10">
        <text:list-item>
          <text:p text:style-name="P66">vytříbená latina</text:p>
        </text:list-item>
        <text:list-item>
          <text:p text:style-name="P66">centrum v Praze, Olomouci …</text:p>
        </text:list-item>
        <text:list-item>
          <text:p text:style-name="P64">Jan z Rabštejna</text:p>
          <text:list>
            <text:list-item>
              <text:p text:style-name="P23">Dialogus</text:p>
              <text:list>
                <text:list-item>
                  <text:p text:style-name="P34">Diskuse 3 šlechticů s autorem</text:p>
                </text:list-item>
                <text:list-item>
                  <text:p text:style-name="P35">latinsky</text:p>
                </text:list-item>
              </text:list>
            </text:list-item>
          </text:list>
        </text:list-item>
        <text:list-item>
          <text:p text:style-name="P35">Česky</text:p>
          <text:list>
            <text:list-item>
              <text:p text:style-name="P35">především překlady z Latiny</text:p>
              <text:list>
                <text:list-item>
                  <text:p text:style-name="P35">cíl: dokázat bohatost Češtiny (vyjádřit věci z latiny)</text:p>
                </text:list-item>
              </text:list>
            </text:list-item>
            <text:list-item>
              <text:p text:style-name="P41">Viktor Korner ze Všehrd</text:p>
              <text:list>
                <text:list-item>
                  <text:p text:style-name="P35">přeložil <text:span text:style-name="T6">Knihy o napravení padl</text:span><text:span text:style-name="T7">é</text:span><text:span text:style-name="T6">ho</text:span> (od Jana Christoma (= zlatoústý))</text:p>
                  <text:list>
                    <text:list-item>
                      <text:p text:style-name="P35">+ předmluva = apologie (obrana)</text:p>
                      <text:list>
                        <text:list-item>
                          <text:p text:style-name="P35">obsahuje program Českého humanism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Vrcholný humanismus</text:p>
      <text:list xml:id="list889877847" text:style-name="L11">
        <text:list-item>
          <text:p text:style-name="P69">nástup Habsburků – Bitva na Bílé hoře</text:p>
        </text:list-item>
        <text:list-item>
          <text:p text:style-name="P69">= doba Rudolfova (Praha znovu věhlasná)</text:p>
        </text:list-item>
        <text:list-item>
          <text:p text:style-name="P69">= doba Veleslavínova (dle <text:span text:style-name="T18">Daniela Adama z Veleslavína</text:span>)</text:p>
          <text:list>
            <text:list-item>
              <text:p text:style-name="P69">přiženil se do rodiny k tiskařovi (Melantrich)</text:p>
            </text:list-item>
            <text:list-item>
              <text:p text:style-name="P70">vydal přes 30 spisů</text:p>
            </text:list-item>
            <text:list-item>
              <text:p text:style-name="P24">Kalendář historický</text:p>
              <text:list>
                <text:list-item>
                  <text:p text:style-name="P36">stručně zachytil světové dějiny</text:p>
                </text:list-item>
                <text:list-item>
                  <text:p text:style-name="P36">Česky</text:p>
                </text:list-item>
                <text:list-item>
                  <text:p text:style-name="P36">inspirace jazykem pro další Humanisty (norma Češtiny)</text:p>
                </text:list-item>
              </text:list>
            </text:list-item>
          </text:list>
        </text:list-item>
        <text:list-item>
          <text:p text:style-name="P42">Jan Kampánus Vodnanský</text:p>
          <text:list>
            <text:list-item>
              <text:p text:style-name="P36">Latinsky</text:p>
            </text:list-item>
            <text:list-item>
              <text:p text:style-name="P24">Bretislaus</text:p>
              <text:list>
                <text:list-item>
                  <text:p text:style-name="P36">Divadelní hra o českých dějinách</text:p>
                </text:list-item>
              </text:list>
            </text:list-item>
            <text:list-item>
              <text:p text:style-name="P36">Stal se hlavní postavou románu Zikmund Winter: <text:span text:style-name="T6">Mistr Kampanus</text:span></text:p>
            </text:list-item>
            <text:list-item>
              <text:p text:style-name="P36">rektorem KU, snaha o udržení věhlasu před Jezuity</text:p>
            </text:list-item>
          </text:list>
        </text:list-item>
        <text:list-item>
          <text:p text:style-name="P37">Vzdělávání</text:p>
          <text:list>
            <text:list-item>
              <text:p text:style-name="P37">jednota Bratrská</text:p>
              <text:list>
                <text:list-item>
                  <text:p text:style-name="P37">snaha o všeobecné vzdělání</text:p>
                </text:list-item>
                <text:list-item>
                  <text:p text:style-name="P43">Jan Blahoslav</text:p>
                  <text:list>
                    <text:list-item>
                      <text:p text:style-name="P37">biskupem</text:p>
                    </text:list-item>
                    <text:list-item>
                      <text:p text:style-name="P37">hudební vzdělání</text:p>
                    </text:list-item>
                    <text:list-item>
                      <text:p text:style-name="P25">Gramatika čeká</text:p>
                      <text:list>
                        <text:list-item>
                          <text:p text:style-name="P37">Snaha o sjednocení české gramatiky</text:p>
                        </text:list-item>
                        <text:list-item>
                          <text:p text:style-name="P37">Kodifikační příručka</text:p>
                        </text:list-item>
                        <text:list-item>
                          <text:p text:style-name="P37">šíření opisy</text:p>
                        </text:list-item>
                        <text:list-item>
                          <text:p text:style-name="P37">tiskem až 1991</text:p>
                        </text:list-item>
                      </text:list>
                    </text:list-item>
                    <text:list-item>
                      <text:p text:style-name="P25">Filipika proti misomusům</text:p>
                      <text:list>
                        <text:list-item>
                          <text:p text:style-name="P37">útočná řeč proti škůdcům vzdělání</text:p>
                        </text:list-item>
                      </text:list>
                    </text:list-item>
                    <text:list-item>
                      <text:p text:style-name="P25">Múzika</text:p>
                      <text:list>
                        <text:list-item>
                          <text:p text:style-name="P37"><text:soft-page-break/>teoretická práce o hudbě pro laiky</text:p>
                        </text:list-item>
                      </text:list>
                    </text:list-item>
                    <text:list-item>
                      <text:p text:style-name="P25">Šamotulsý kancionál</text:p>
                      <text:list>
                        <text:list-item>
                          <text:p text:style-name="P37">Lidové i vlastní písně</text:p>
                        </text:list-item>
                      </text:list>
                    </text:list-item>
                    <text:list-item>
                      <text:p text:style-name="P37">Překlad Nového zákona do češtiny</text:p>
                      <text:list>
                        <text:list-item>
                          <text:p text:style-name="P37">základ pro vznik bible Kralické</text:p>
                          <text:list>
                            <text:list-item>
                              <text:p text:style-name="P38">pracovali přímo s Hebrejským (Aramejským) originálem</text:p>
                            </text:list-item>
                            <text:list-item>
                              <text:p text:style-name="P38">vydávána i s obrázky</text:p>
                            </text:list-item>
                            <text:list-item>
                              <text:p text:style-name="P38">velké množství vysvětlivek</text:p>
                            </text:list-item>
                            <text:list-item>
                              <text:p text:style-name="P38">číslování veršů</text:p>
                            </text:list-item>
                            <text:list-item>
                              <text:p text:style-name="P38">6 svazků (5 starý, jdeden nový)</text:p>
                              <text:list>
                                <text:list-item>
                                  <text:p text:style-name="P38">=&gt; název Šestidílka</text:p>
                                </text:list-item>
                              </text:list>
                            </text:list-item>
                            <text:list-item>
                              <text:p text:style-name="P38">Jednodílka – zestručněné vydání</text:p>
                            </text:list-item>
                            <text:list-item>
                              <text:p text:style-name="P38">vzorem Češiny v dalším období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Dějepisectví</text:p>
              <text:list>
                <text:list-item>
                  <text:p text:style-name="P38">Václav Hájek z Libočan</text:p>
                  <text:list>
                    <text:list-item>
                      <text:p text:style-name="P26">Kronika Česká</text:p>
                      <text:list>
                        <text:list-item>
                          <text:p text:style-name="P38">není úplně objektivní</text:p>
                        </text:list-item>
                        <text:list-item>
                          <text:p text:style-name="P38">katolický pohled</text:p>
                        </text:list-item>
                        <text:list-item>
                          <text:p text:style-name="P38">poutavě napsáno =&gt; velice čtená</text:p>
                        </text:list-item>
                        <text:list-item>
                          <text:p text:style-name="P38">od mytických dob po nástup Habsburků</text:p>
                        </text:list-item>
                        <text:list-item>
                          <text:p text:style-name="P26"><text:span text:style-name="T2">kritika za národního obrození </text:span><text:span text:style-name="T4">(Gelanius Dobner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Cestopisy</text:p>
              <text:list>
                <text:list-item>
                  <text:p text:style-name="P39">Krištof Harant z Polžic a Bezdružic</text:p>
                  <text:list>
                    <text:list-item>
                      <text:p text:style-name="P39">popravený na Staroměst. Nám.</text:p>
                    </text:list-item>
                  </text:list>
                </text:list-item>
              </text:list>
            </text:list-item>
            <text:list-item>
              <text:p text:style-name="P40">Zábavná próza = lidová četba</text:p>
              <text:list>
                <text:list-item>
                  <text:p text:style-name="P40">postava Enspígl (Enlespiegle = soví zrcadlo = moudrý odraz)</text:p>
                  <text:list>
                    <text:list-item>
                      <text:p text:style-name="P40">chytá jako sova</text:p>
                    </text:list-item>
                    <text:list-item>
                      <text:p text:style-name="P40">nastavující ostatním zrcadlo, aby viděli svou hloupost</text:p>
                    </text:list-item>
                  </text:list>
                </text:list-item>
                <text:list-item>
                  <text:p text:style-name="P40">Jan Paleček</text:p>
                  <text:list>
                    <text:list-item>
                      <text:p text:style-name="P40">dvorní šašek Jiřího z <text:span text:style-name="T17">P</text:span>oděbrad</text:p>
                    </text:list-item>
                    <text:list-item>
                      <text:p text:style-name="P40">mohl si dovolit humorně kritizovat vyšší společnost</text:p>
                    </text:list-item>
                    <text:list-item>
                      <text:p text:style-name="P40">napovídal Jiřímu</text:p>
                    </text:list-item>
                  </text:list>
                </text:list-item>
                <text:list-item>
                  <text:p text:style-name="P40">dohromady =&gt; moudří blázni</text:p>
                  <text:list>
                    <text:list-item>
                      <text:p text:style-name="P40">chovají se zdánlivě nelogicky, ukazují lidské knihy</text:p>
                    </text:list-item>
                  </text:list>
                </text:list-item>
                <text:list-item>
                  <text:p text:style-name="P40">pověst o Faustovi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09-14T10:19:16.448000000</dc:date>
    <meta:editing-duration>PT4H42M2S</meta:editing-duration>
    <meta:editing-cycles>29</meta:editing-cycles>
    <meta:generator>LibreOffice/5.4.6.2$Windows_X86_64 LibreOffice_project/4014ce260a04f1026ba855d3b8d91541c224eab8</meta:generator>
    <meta:document-statistic meta:table-count="0" meta:image-count="0" meta:object-count="0" meta:page-count="7" meta:paragraph-count="286" meta:word-count="1313" meta:character-count="7312" meta:non-whitespace-character-count="6531"/>
  </office:meta>
</office:document-meta>
</file>